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style:page-number="auto" fo:background-color="transparent"/>
      <style:text-properties officeooo:rsid="0019c466" officeooo:paragraph-rsid="0019c466"/>
    </style:style>
    <style:style style:name="P2" style:family="paragraph" style:parent-style-name="Standard">
      <loext:graphic-properties draw:fill="none"/>
      <style:paragraph-properties fo:background-color="transparent"/>
      <style:text-properties officeooo:rsid="0019c466" officeooo:paragraph-rsid="0019c466"/>
    </style:style>
    <style:style style:name="T1" style:family="text">
      <style:text-properties officeooo:rsid="001b3c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ctar com outra máquina através de chave ssh.</text:p>
      <text:p text:style-name="P2">1º rode o comando “hostname -I” na maquina <text:s/>que você quer conectar <text:span text:style-name="T1">para encontrar o IP da maquina.</text:span></text:p>
      <text:p text:style-name="P2">2º rode o comando “ssh <text:a xlink:type="simple" xlink:href="mailto:nomeDaMaquina@IP" text:style-name="Internet_20_link" text:visited-style-name="Visited_20_Internet_20_Link">nomeDaMaquina@</text:a><text:a xlink:type="simple" xlink:href="mailto:nomeDaMaquina@IP" text:style-name="Internet_20_link" text:visited-style-name="Visited_20_Internet_20_Link"><text:span text:style-name="T1">IP</text:span></text:a><text:span text:style-name="T1"> na maquina que de acesso, dê um sim e <text:s/>já vai está conectado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3:11:44.565347959</meta:creation-date>
    <dc:date>2023-02-27T13:32:42.647013493</dc:date>
    <meta:editing-duration>PT10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5" meta:character-count="247" meta:non-whitespace-character-count="203"/>
  </office:meta>
</office:document-meta>
</file>